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139cm" svg:height="0.69cm" draw:z-index="0"><draw:image xlink:href="../../odt/images/0163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Логические операции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6">C-</text:span>код <text:span text:style-name="T6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91cm" svg:height="1.51cm" draw:z-index="0"><draw:image xlink:href="../../odt/images/0163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1">Блок </text:span><text:span text:style-name="T2">реализует произвольную логическую операцию</text:span><text:span text:style-name="T3">:</text:span></text:p>
            <text:list xml:id="list4994472604491796088" text:style-name="L1">
              <text:list-item>
                <text:p text:style-name="P4">И.</text:p>
              </text:list-item>
              <text:list-item>
                <text:p text:style-name="P4">ИЛИ.</text:p>
              </text:list-item>
              <text:list-item>
                <text:p text:style-name="P4">БОЛЬШЕ.</text:p>
              </text:list-item>
              <text:list-item>
                <text:p text:style-name="P4">МЕНЬШЕ.</text:p>
              </text:list-item>
              <text:list-item>
                <text:p text:style-name="P4">РАВНО.</text:p>
              </text:list-item>
              <text:list-item>
                <text:p text:style-name="P4">НЕ РАВНО.</text:p>
              </text:list-item>
              <text:list-item>
                <text:p text:style-name="P4">БОЛЬШЕ ИЛИ РАВНО.</text:p>
              </text:list-item>
              <text:list-item>
                <text:p text:style-name="P4">МЕНЬШЕ ИЛИ РАВНО.</text:p>
              </text:list-item>
              <text:list-item>
                <text:p text:style-name="P4">XOR <text:span text:style-name="T4">(исключающее ИЛИ)</text:span>.</text:p>
              </text:list-item>
              <text:list-item>
                <text:p text:style-name="P4">NOT <text:span text:style-name="T4">XOR (отрицание исключающего ИЛИ).</text:span></text:p>
              </text:list-item>
            </text:list>
            <text:p text:style-name="Text_20_body">В зависимости от выбранной логической операции изменяется пиктограмма блока на схеме.</text:p>
            <text:p text:style-name="Text_20_body"><text:span text:style-name="T5">Свойства</text:span>:</text:p>
            <text:list xml:id="list1320659517164670603" text:style-name="L2">
              <text:list-item>
                <text:p text:style-name="P5">Тип второго операнда – указывает тип второго операнда. Если вектор – то осуществляется поэлементная операция. Скаляр – производится операция с каждым элементов первого входа и значением второго входа.</text:p>
              </text:list-item>
              <text:list-item>
                <text:p text:style-name="P5">Тип операнда – тип логической операции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огические операции</dc:title>
    <dc:date>2012-03-30T16:15:18.50</dc:date>
    <meta:generator>OpenOffice_Beta/4.1.0$Win32 OpenOffice.org_project/410m14$Build-9760</meta:generator>
    <meta:editing-duration>PT2H10M12S</meta:editing-duration>
    <meta:editing-cycles>95</meta:editing-cycles>
    <meta:document-statistic meta:table-count="1" meta:image-count="2" meta:object-count="0" meta:page-count="1" meta:paragraph-count="21" meta:word-count="95" meta:character-count="594"/>
  </office:meta>
</office:document-meta>
</file>